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2.1154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id Size Drop-Ins</text:p>
          </table:table-cell>
          <table:covered-table-cell table:number-columns-repeated="4"/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IT Brains (Kid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I-KID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RoboFEI-H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YCU-Legendary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arelang FC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MRL-HS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ZJUDancer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Elecateron-Lared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ITAndroids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old Hea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hoban Football Club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THMO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RL-HSL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UT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O:BIT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Elecateron-Lared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ZJUDancer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Barelang F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oboFEI-HT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YCU-Legenda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ITAndroid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UTR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WF Wolves &amp; Hamburg Bit-Bot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Elecateron-Lared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ZJUDancer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Rhoban Football Clu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old Hearts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RO:BIT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IT Brains (Kids)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HMO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UTRA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MRL-HS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arelang FC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I-KID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IT Brains (Kids)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RO:BI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oboFEI-HT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Bold Heart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ITAndroids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oboFEI-HT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ZJUDance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lecateron-Laredo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Rhoban Football Clu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ITAndroids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THM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-KID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SYCU-Legendar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old Hearts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O:BI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RL-HSL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CIT Brains (Kids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I-KID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Bold Hea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HMOS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SYCU-Legenda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arelang FC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UTRA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ZJUD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F Wolves &amp; Hamburg Bit-Bot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Rhoban Football Clu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ITAndroid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Elecateron-Lared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O:BIT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RoboFEI-H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arelang FC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THMO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MRL-HSL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lecateron-Laredo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I-KID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Bold Hea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IT Brains (Kids)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SYCU-Legenda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oboFEI-HT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UTR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hoban Football Club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MRL-HS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HMOS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KDI9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YCU-Legenda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O:BIT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ZJUDance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ITAndroid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UTRA</text:p>
          </table:table-cell>
        </table:table-row>
        <table:table-row table:style-name="ro3">
          <table:covered-table-cell/>
          <table:table-cell office:value-type="string" calcext:value-type="string">
            <text:p>A4</text:p>
          </table:table-cell>
          <table:table-cell office:value-type="string" calcext:value-type="string">
            <text:p>Barelang F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IT Brains (Kids)</text:p>
          </table:table-cell>
        </table:table-row>
        <table:table-row table:style-name="ro3">
          <table:covered-table-cell/>
          <table:table-cell office:value-type="string" calcext:value-type="string">
            <text:p>A5</text:p>
          </table:table-cell>
          <table:table-cell office:value-type="string" calcext:value-type="string">
            <text:p>I-KI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hoban Football Cl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74in" fo:margin-bottom="0.7902in" style:shadow="none" fo:background-color="transparent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6:08:39.451886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print-date>2018-06-17T03:38:52.487583847</meta:print-date>
    <dc:date>2018-06-17T16:09:07.725388969</dc:date>
    <meta:editing-duration>PT2M54S</meta:editing-duration>
    <meta:editing-cycles>3</meta:editing-cycles>
    <meta:document-statistic meta:table-count="1" meta:cell-count="190" meta:object-count="0"/>
  </office:meta>
</office:document-meta>
</file>